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854in"/>
    </style:style>
    <style:style style:name="co2" style:family="table-column">
      <style:table-column-properties fo:break-before="auto" style:column-width="1.8862in"/>
    </style:style>
    <style:style style:name="co3" style:family="table-column">
      <style:table-column-properties fo:break-before="auto" style:column-width="0.347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runs/hwb7_62.real/o/hwb7_62.real.o.8.5</text:p>
          </table:table-cell>
          <table:table-cell office:value-type="string">
            <text:p>Quantum Cost Improvement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string">
            <text:p>runs/hwb7_62.real/o/hwb7_62.real.o.8.0</text:p>
          </table:table-cell>
          <table:table-cell office:value-type="string">
            <text:p>Quantum Cost Improvement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string">
            <text:p>runs/hwb7_62.real/o/hwb7_62.real.o.8.5</text:p>
          </table:table-cell>
          <table:table-cell office:value-type="string">
            <text:p>Quantum Cost Improvement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runs/hwb7_62.real/o/hwb7_62.real.o.8.5</text:p>
          </table:table-cell>
          <table:table-cell office:value-type="string">
            <text:p>Quantum Cost Improvement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runs/hwb7_62.real/o/hwb7_62.real.o.8.5</text:p>
          </table:table-cell>
          <table:table-cell office:value-type="string">
            <text:p>Quantum Cost Improvement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runs/hwb7_62.real/o/hwb7_62.real.o.8.5</text:p>
          </table:table-cell>
          <table:table-cell office:value-type="string">
            <text:p>Quantum Cost Improvement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uns/hwb7_62.real/o/hwb7_62.real.o.8.5</text:p>
          </table:table-cell>
          <table:table-cell office:value-type="string">
            <text:p>Quantum Cost Improvement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runs/hwb7_62.real/o/hwb7_62.real.o.8.0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9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5</text:p>
          </table:table-cell>
          <table:table-cell office:value-type="string">
            <text:p>Quantum Cost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runs/hwb7_62.real/o/hwb7_62.real.o.8.5</text:p>
          </table:table-cell>
          <table:table-cell office:value-type="string">
            <text:p>Gate Count Improvement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runs/hwb7_62.real/o/hwb7_62.real.o.8.5</text:p>
          </table:table-cell>
          <table:table-cell office:value-type="string">
            <text:p>Gate Count Improvement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runs/hwb7_62.real/o/hwb7_62.real.o.8.5</text:p>
          </table:table-cell>
          <table:table-cell office:value-type="string">
            <text:p>Gate Count Improvement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runs/hwb7_62.real/o/hwb7_62.real.o.8.5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hwb7_62.real/o/hwb7_62.real.o.8.5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uns/hwb7_62.real/o/hwb7_62.real.o.8.5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uns/hwb7_62.real/o/hwb7_62.real.o.8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uns/hwb7_62.real/o/hwb7_62.real.o.8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s/hwb7_62.real/o/hwb7_62.real.o.8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</table:table>
      <table:database-ranges>
        <table:database-range table:name="__Anonymous_Sheet_DB__0" table:target-range-address="Sheet1.A1:Sheet1.C120" table:contains-header="false">
          <table:sort>
            <table:sort-by table:field-number="1" table:order="descending" table:data-type="automatic"/>
            <table:sort-by table:field-number="2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5">04/15/2013</text:date>, <text:time>18:1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15T18:12:26</dc:date>
    <dc:creator>Rio Lowry</dc:creator>
    <meta:generator>LibreOffice/3.4$Unix LibreOffice_project/340m1$Build-502</meta:generator>
    <meta:editing-duration>PT20M5S</meta:editing-duration>
    <meta:editing-cycles>1</meta:editing-cycles>
    <meta:document-statistic meta:table-count="1" meta:cell-count="360" meta:object-count="0"/>
  </office:meta>
</office:document-meta>
</file>